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11/02</text:p>
      <text:p text:style-name="Standard"/>
      <text:list xml:id="list439728424987120425" text:style-name="L1">
        <text:list-item>
          <text:p text:style-name="P1">Offset : permet d'avoir un affichage du filet plus jolie</text:p>
        </text:list-item>
        <text:list-item>
          <text:p text:style-name="P1">pour le lissage : c'est un repositionnement des points sélectionnés en utilisant la moyenne de ces voisins.</text:p>
        </text:list-item>
        <text:list-item>
          <text:p text:style-name="P1">Mode debug : afficher les numéro des sommets , la sélection par exemple. Affichage dans la console des resultats des testes.</text:p>
        </text:list-item>
      </text:list>
      <text:p text:style-name="Standard"/>
      <text:p text:style-name="Standard">Objectif :</text:p>
      <text:list xml:id="list1577487494757523423" text:style-name="L2">
        <text:list-item>
          <text:p text:style-name="P2">faire le brush : allumer la région sélectionnée.</text:p>
        </text:list-item>
        <text:list-item>
          <text:p text:style-name="P2">Mettre le offset</text:p>
        </text:list-item>
        <text:list-item>
          <text:p text:style-name="P2">le fond blanc et la lumière ( la lumiere est dans le monde donc soit accrocher à la caméra soit mettre plusieur lumière)</text:p>
        </text:list-item>
        <text:list-item>
          <text:p text:style-name="P2">faire la décimation</text:p>
        </text:list-item>
        <text:list-item>
          <text:p text:style-name="P2">faire fonction pour accéder aux voisinx.</text:p>
        </text:list-item>
      </text:list>
      <text:p text:style-name="Standard"/>
      <text:p text:style-name="Standard">===&gt; faire une vidéo de chaque ou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cile Peladan</meta:initial-creator>
    <meta:creation-date>2015-02-11T14:01:34.92</meta:creation-date>
    <meta:document-statistic meta:table-count="0" meta:image-count="0" meta:object-count="0" meta:page-count="1" meta:paragraph-count="11" meta:word-count="111" meta:character-count="603"/>
    <dc:date>2015-02-11T14:13:22.89</dc:date>
    <dc:creator>Cécile Peladan</dc:creator>
    <meta:editing-duration>PT11M50S</meta:editing-duration>
    <meta:editing-cycles>1</meta:editing-cycles>
    <meta:generator>OpenOffice/4.1.1$Win32 OpenOffice.org_project/411m6$Build-9775</meta:generator>
  </office:meta>
</office:document-meta>
</file>